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style:writing-mode="page" table:align="margins"/>
    </style:style>
    <style:style style:family="table-column" style:name="Tableau1.A">
      <style:table-column-properties style:column-width="17cm" style:rel-column-width="65535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" style:name="Tableau2">
      <style:table-properties style:width="16.806cm" style:writing-mode="page" table:align="margins"/>
    </style:style>
    <style:style style:family="table-column" style:name="Tableau2.A">
      <style:table-column-properties style:column-width="16.806cm" style:rel-column-width="65535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Table_20_Contents">
      <style:paragraph-properties fo:text-align="end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Table_20_Contents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Table_20_Contents">
      <style:paragraph-properties fo:text-align="start" style:justify-single-word="false"/>
      <style:text-properties fo:font-size="10pt" officeooo:paragraph-rsid="001e11b9" officeooo:rsid="0020159b" style:font-name="Arial" style:font-size-asian="8.75pt" style:font-size-complex="10pt"/>
    </style:style>
    <style:style style:family="paragraph" style:name="P4" style:parent-style-name="Table_20_Contents">
      <style:paragraph-properties fo:text-align="start" style:justify-single-word="false"/>
      <style:text-properties fo:font-size="10pt" officeooo:paragraph-rsid="001e11b9" officeooo:rsid="0029f9a5" style:font-name="Arial" style:font-size-asian="8.75pt" style:font-size-complex="10pt"/>
    </style:style>
    <style:style style:family="paragraph" style:name="P5" style:parent-style-name="Table_20_Contents">
      <style:paragraph-properties fo:text-align="start" style:justify-single-word="false"/>
      <style:text-properties fo:font-size="10pt" officeooo:paragraph-rsid="00229713" officeooo:rsid="0029f9a5" style:font-name="Arial" style:font-size-asian="8.75pt" style:font-size-complex="10pt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1e11b9" officeooo:rsid="002a1780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1e11b9" officeooo:rsid="002c96db" style:font-name="Arial" style:font-size-asian="8.75pt" style:font-size-complex="10pt"/>
    </style:style>
    <style:style style:family="paragraph" style:name="P8" style:parent-style-name="Table_20_Contents">
      <style:paragraph-properties fo:text-align="start" style:justify-single-word="false"/>
      <style:text-properties fo:font-size="10pt" officeooo:paragraph-rsid="001e11b9" officeooo:rsid="002ec635" style:font-name="Arial" style:font-size-asian="8.75pt" style:font-size-complex="10pt"/>
    </style:style>
    <style:style style:family="paragraph" style:name="P9" style:parent-style-name="Table_20_Contents">
      <style:paragraph-properties fo:text-align="start" style:justify-single-word="false"/>
      <style:text-properties fo:font-size="10pt" officeooo:paragraph-rsid="00229713" officeooo:rsid="00229713" style:font-name="Arial" style:font-size-asian="8.75pt" style:font-size-complex="10pt"/>
    </style:style>
    <style:style style:family="paragraph" style:name="P10" style:parent-style-name="Table_20_Contents">
      <style:paragraph-properties fo:text-align="start" style:justify-single-word="false"/>
      <style:text-properties fo:font-size="10pt" fo:font-weight="normal" officeooo:paragraph-rsid="001e11b9" style:font-name="Arial" style:font-size-asian="8.75pt" style:font-size-complex="10pt" style:font-weight-asian="normal" style:font-weight-complex="normal" style:text-underline-style="none"/>
    </style:style>
    <style:style style:family="paragraph" style:name="P11" style:parent-style-name="Table_20_Contents">
      <style:paragraph-properties fo:text-align="center" style:justify-single-word="false"/>
      <style:text-properties fo:font-size="16pt" fo:font-weight="bold" officeooo:paragraph-rsid="001e11b9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style="none"/>
    </style:style>
    <style:style style:family="paragraph" style:name="P14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style="none"/>
    </style:style>
    <style:style style:family="paragraph" style:name="P15" style:parent-style-name="Standard">
      <style:paragraph-properties fo:text-align="end" style:justify-single-word="false"/>
      <style:text-properties fo:font-size="15pt" fo:font-weight="bold" officeooo:paragraph-rsid="001e11b9" officeooo:rsid="0003b677" style:font-name="Arial" style:font-size-asian="15pt" style:font-size-complex="15pt" style:font-weight-asian="bold" style:font-weight-complex="bold" style:text-underline-color="font-color" style:text-underline-style="solid" style:text-underline-width="auto"/>
    </style:style>
    <style:style style:family="paragraph" style:name="P16" style:parent-style-name="Standard">
      <style:paragraph-properties fo:text-align="end" style:justify-single-word="false"/>
      <style:text-properties fo:font-size="18pt" fo:font-weight="normal" officeooo:paragraph-rsid="001e11b9" style:font-name="Arial" style:font-size-asian="18pt" style:font-size-complex="18pt" style:font-weight-asian="normal" style:font-weight-complex="normal" style:text-underline-style="none"/>
    </style:style>
    <style:style style:family="paragraph" style:name="P17" style:parent-style-name="Standard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8" style:parent-style-name="Standard">
      <style:text-properties officeooo:paragraph-rsid="001e11b9"/>
    </style:style>
    <style:style style:family="text" style:name="T1">
      <style:text-properties officeooo:rsid="0020159b"/>
    </style:style>
    <style:style style:family="text" style:name="T2">
      <style:text-properties officeooo:rsid="00270684"/>
    </style:style>
    <style:style style:family="text" style:name="T3">
      <style:text-properties officeooo:rsid="002a1780"/>
    </style:style>
    <style:style style:family="text" style:name="T4">
      <style:text-properties officeooo:rsid="00229713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office:value-type="string" table:style-name="Tableau1.A1">
            <text:p text:style-name="P1">Permis <text:span text:style-name="T4">intégré</text:span> n°<text:text-input text:description="">self.getReference()</text:text-input></text:p>
            <text:p text:style-name="P15">N° de classification : 1.777.51</text:p>
            <text:p text:style-name="P2"/>
            <text:p text:style-name="P2"/>
            <text:p text:style-name="P16"><text:text-input text:description="Situation des travaux">self.getApplicantsSignaletic(withaddress=True)</text:text-input></text:p>
            <text:p text:style-name="P2"/>
            <text:p text:style-name="P12"/>
            <text:p text:style-name="P17"/>
            <text:p text:style-name="P2"/>
            <text:p text:style-name="P14"><text:text-input text:description="Nature des travaux">self.getLicenceSubject()</text:text-input></text:p>
            <text:p text:style-name="P13"/>
            <text:p text:style-name="P13"/>
            <text:p text:style-name="P13"><text:text-input text:description="Emplacement des travaux">self.getWorkLocationSignaletic()</text:text-input></text:p>
            <text:p text:style-name="P13"><text:span text:style-name="T1">Cadastré </text:span><text:span text:style-name="T1"><text:text-input text:description="Cadastre">licence_view.get_parcels()</text:text-input></text:span>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office:value-type="string" table:style-name="Tableau2.A1">
                  <text:p text:style-name="P3">R<text:span text:style-name="T2">éception dossier 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<text:span text:style-name="T4">DGO3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DGO4</text:p>
                </table:table-cell>
              </table:table-row>
              <table:table-row>
                <table:table-cell office:value-type="string" table:style-name="Tableau2.A2">
                  <text:p text:style-name="P9">Transmission à la DGO6</text:p>
                </table:table-cell>
              </table:table-row>
              <table:table-row>
                <table:table-cell office:value-type="string" table:style-name="Tableau2.A2">
                  <text:p text:style-name="P6">Accusé complet </text:p>
                </table:table-cell>
              </table:table-row>
              <table:table-row>
                <table:table-cell office:value-type="string" table:style-name="Tableau2.A2">
                  <text:p text:style-name="P6">Enquête du …. au ….</text:p>
                </table:table-cell>
              </table:table-row>
              <table:table-row>
                <table:table-cell office:value-type="string" table:style-name="Tableau2.A2">
                  <text:p text:style-name="P7">Collège du (enquête et avis)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3"> de l'avis </text:span>à la <text:span text:style-name="T4">DGO3</text:span>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3"> de l'avis </text:span>à la DGO4</text:p>
                </table:table-cell>
              </table:table-row>
              <table:table-row>
                <table:table-cell office:value-type="string" table:style-name="Tableau2.A2">
                  <text:p text:style-name="P5">Transmission<text:span text:style-name="T3"> de l'avis </text:span>à la DGO<text:span text:style-name="T4">6</text:span></text:p>
                </table:table-cell>
              </table:table-row>
              <table:table-row>
                <table:table-cell office:value-type="string" table:style-name="Tableau2.A2">
                  <text:p text:style-name="P3">R<text:span text:style-name="T2">éception dossier complément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3">complément </text:span>à la <text:span text:style-name="T4">DGO3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3">complément </text:span>à la DGO4</text:p>
                </table:table-cell>
              </table:table-row>
              <table:table-row>
                <table:table-cell office:value-type="string" table:style-name="Tableau2.A2">
                  <text:p text:style-name="P5">Transmission du dossier <text:span text:style-name="T3">complément </text:span>à la DGO<text:span text:style-name="T4">6</text:span></text:p>
                </table:table-cell>
              </table:table-row>
              <table:table-row>
                <table:table-cell office:value-type="string" table:style-name="Tableau2.A2">
                  <text:p text:style-name="P7">Réception rapport de synthèse</text:p>
                </table:table-cell>
              </table:table-row>
              <table:table-row>
                <table:table-cell office:value-type="string" table:style-name="Tableau2.A2">
                  <text:p text:style-name="P8">Décision finale Collège</text:p>
                </table:table-cell>
              </table:table-row>
            </table:table>
            <text:p text:style-name="P10"/>
            <text:p text:style-name="P17"/>
            <text:p text:style-name="P11"/>
          </table:table-cell>
        </table:table-row>
      </table:table>
      <text:p text:style-name="P1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style:writing-mode="page" table:align="margins"/>
    </style:style>
    <style:style style:family="table-column" style:name="Tableau1.A">
      <style:table-column-properties style:column-width="17cm" style:rel-column-width="65535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" style:name="Tableau2">
      <style:table-properties style:width="16.806cm" style:writing-mode="page" table:align="margins"/>
    </style:style>
    <style:style style:family="table-column" style:name="Tableau2.A">
      <style:table-column-properties style:column-width="16.806cm" style:rel-column-width="65535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Table_20_Contents">
      <style:paragraph-properties fo:text-align="end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Table_20_Contents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Table_20_Contents">
      <style:paragraph-properties fo:text-align="start" style:justify-single-word="false"/>
      <style:text-properties fo:font-size="10pt" officeooo:paragraph-rsid="001e11b9" officeooo:rsid="0020159b" style:font-name="Arial" style:font-size-asian="8.75pt" style:font-size-complex="10pt"/>
    </style:style>
    <style:style style:family="paragraph" style:name="P4" style:parent-style-name="Table_20_Contents">
      <style:paragraph-properties fo:text-align="start" style:justify-single-word="false"/>
      <style:text-properties fo:font-size="10pt" officeooo:paragraph-rsid="001e11b9" officeooo:rsid="0029f9a5" style:font-name="Arial" style:font-size-asian="8.75pt" style:font-size-complex="10pt"/>
    </style:style>
    <style:style style:family="paragraph" style:name="P5" style:parent-style-name="Table_20_Contents">
      <style:paragraph-properties fo:text-align="start" style:justify-single-word="false"/>
      <style:text-properties fo:font-size="10pt" officeooo:paragraph-rsid="00229713" officeooo:rsid="0029f9a5" style:font-name="Arial" style:font-size-asian="8.75pt" style:font-size-complex="10pt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1e11b9" officeooo:rsid="002a1780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1e11b9" officeooo:rsid="002c96db" style:font-name="Arial" style:font-size-asian="8.75pt" style:font-size-complex="10pt"/>
    </style:style>
    <style:style style:family="paragraph" style:name="P8" style:parent-style-name="Table_20_Contents">
      <style:paragraph-properties fo:text-align="start" style:justify-single-word="false"/>
      <style:text-properties fo:font-size="10pt" officeooo:paragraph-rsid="001e11b9" officeooo:rsid="002ec635" style:font-name="Arial" style:font-size-asian="8.75pt" style:font-size-complex="10pt"/>
    </style:style>
    <style:style style:family="paragraph" style:name="P9" style:parent-style-name="Table_20_Contents">
      <style:paragraph-properties fo:text-align="start" style:justify-single-word="false"/>
      <style:text-properties fo:font-size="10pt" officeooo:paragraph-rsid="00229713" officeooo:rsid="00229713" style:font-name="Arial" style:font-size-asian="8.75pt" style:font-size-complex="10pt"/>
    </style:style>
    <style:style style:family="paragraph" style:name="P10" style:parent-style-name="Table_20_Contents">
      <style:paragraph-properties fo:text-align="start" style:justify-single-word="false"/>
      <style:text-properties fo:font-size="10pt" fo:font-weight="normal" officeooo:paragraph-rsid="001e11b9" style:font-name="Arial" style:font-size-asian="8.75pt" style:font-size-complex="10pt" style:font-weight-asian="normal" style:font-weight-complex="normal" style:text-underline-style="none"/>
    </style:style>
    <style:style style:family="paragraph" style:name="P11" style:parent-style-name="Table_20_Contents">
      <style:paragraph-properties fo:text-align="center" style:justify-single-word="false"/>
      <style:text-properties fo:font-size="16pt" fo:font-weight="bold" officeooo:paragraph-rsid="001e11b9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style="none"/>
    </style:style>
    <style:style style:family="paragraph" style:name="P14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style="none"/>
    </style:style>
    <style:style style:family="paragraph" style:name="P15" style:parent-style-name="Standard">
      <style:paragraph-properties fo:text-align="end" style:justify-single-word="false"/>
      <style:text-properties fo:font-size="15pt" fo:font-weight="bold" officeooo:paragraph-rsid="001e11b9" officeooo:rsid="0003b677" style:font-name="Arial" style:font-size-asian="15pt" style:font-size-complex="15pt" style:font-weight-asian="bold" style:font-weight-complex="bold" style:text-underline-color="font-color" style:text-underline-style="solid" style:text-underline-width="auto"/>
    </style:style>
    <style:style style:family="paragraph" style:name="P16" style:parent-style-name="Standard">
      <style:paragraph-properties fo:text-align="end" style:justify-single-word="false"/>
      <style:text-properties fo:font-size="18pt" fo:font-weight="normal" officeooo:paragraph-rsid="001e11b9" style:font-name="Arial" style:font-size-asian="18pt" style:font-size-complex="18pt" style:font-weight-asian="normal" style:font-weight-complex="normal" style:text-underline-style="none"/>
    </style:style>
    <style:style style:family="paragraph" style:name="P17" style:parent-style-name="Standard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8" style:parent-style-name="Standard">
      <style:text-properties officeooo:paragraph-rsid="001e11b9"/>
    </style:style>
    <style:style style:family="text" style:name="T1">
      <style:text-properties officeooo:rsid="0020159b"/>
    </style:style>
    <style:style style:family="text" style:name="T2">
      <style:text-properties officeooo:rsid="00270684"/>
    </style:style>
    <style:style style:family="text" style:name="T3">
      <style:text-properties officeooo:rsid="002a1780"/>
    </style:style>
    <style:style style:family="text" style:name="T4">
      <style:text-properties officeooo:rsid="00229713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office:value-type="string" table:style-name="Tableau1.A1">
            <text:p text:style-name="P1">Permis <text:span text:style-name="T4">intégré</text:span> n°<text:text-input text:description="">self.getReference()</text:text-input></text:p>
            <text:p text:style-name="P15">N° de classification : 1.777.51</text:p>
            <text:p text:style-name="P2"/>
            <text:p text:style-name="P2"/>
            <text:p text:style-name="P16"><text:text-input text:description="Situation des travaux">self.getApplicantsSignaletic(withaddress=True)</text:text-input></text:p>
            <text:p text:style-name="P2"/>
            <text:p text:style-name="P12"/>
            <text:p text:style-name="P17"/>
            <text:p text:style-name="P2"/>
            <text:p text:style-name="P14"><text:text-input text:description="Nature des travaux">self.getLicenceSubject()</text:text-input></text:p>
            <text:p text:style-name="P13"/>
            <text:p text:style-name="P13"/>
            <text:p text:style-name="P13"><text:text-input text:description="Emplacement des travaux">self.getWorkLocationSignaletic()</text:text-input></text:p>
            <text:p text:style-name="P13"><text:span text:style-name="T1">Cadastré </text:span><text:span text:style-name="T1"><text:text-input text:description="Cadastre">licence_view.get_parcels()</text:text-input></text:span>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office:value-type="string" table:style-name="Tableau2.A1">
                  <text:p text:style-name="P3">R<text:span text:style-name="T2">éception dossier 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<text:span text:style-name="T4">DGO3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DGO4</text:p>
                </table:table-cell>
              </table:table-row>
              <table:table-row>
                <table:table-cell office:value-type="string" table:style-name="Tableau2.A2">
                  <text:p text:style-name="P9">Transmission à la DGO6</text:p>
                </table:table-cell>
              </table:table-row>
              <table:table-row>
                <table:table-cell office:value-type="string" table:style-name="Tableau2.A2">
                  <text:p text:style-name="P6">Accusé complet </text:p>
                </table:table-cell>
              </table:table-row>
              <table:table-row>
                <table:table-cell office:value-type="string" table:style-name="Tableau2.A2">
                  <text:p text:style-name="P6">Enquête du …. au ….</text:p>
                </table:table-cell>
              </table:table-row>
              <table:table-row>
                <table:table-cell office:value-type="string" table:style-name="Tableau2.A2">
                  <text:p text:style-name="P7">Collège du (enquête et avis)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3"> de l'avis </text:span>à la <text:span text:style-name="T4">DGO3</text:span>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3"> de l'avis </text:span>à la DGO4</text:p>
                </table:table-cell>
              </table:table-row>
              <table:table-row>
                <table:table-cell office:value-type="string" table:style-name="Tableau2.A2">
                  <text:p text:style-name="P5">Transmission<text:span text:style-name="T3"> de l'avis </text:span>à la DGO<text:span text:style-name="T4">6</text:span></text:p>
                </table:table-cell>
              </table:table-row>
              <table:table-row>
                <table:table-cell office:value-type="string" table:style-name="Tableau2.A2">
                  <text:p text:style-name="P3">R<text:span text:style-name="T2">éception dossier complément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3">complément </text:span>à la <text:span text:style-name="T4">DGO3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3">complément </text:span>à la DGO4</text:p>
                </table:table-cell>
              </table:table-row>
              <table:table-row>
                <table:table-cell office:value-type="string" table:style-name="Tableau2.A2">
                  <text:p text:style-name="P5">Transmission du dossier <text:span text:style-name="T3">complément </text:span>à la DGO<text:span text:style-name="T4">6</text:span></text:p>
                </table:table-cell>
              </table:table-row>
              <table:table-row>
                <table:table-cell office:value-type="string" table:style-name="Tableau2.A2">
                  <text:p text:style-name="P7">Réception rapport de synthèse</text:p>
                </table:table-cell>
              </table:table-row>
              <table:table-row>
                <table:table-cell office:value-type="string" table:style-name="Tableau2.A2">
                  <text:p text:style-name="P8">Décision finale Collège</text:p>
                </table:table-cell>
              </table:table-row>
            </table:table>
            <text:p text:style-name="P10"/>
            <text:p text:style-name="P17"/>
            <text:p text:style-name="P11"/>
          </table:table-cell>
        </table:table-row>
      </table:table>
      <text:p text:style-name="P1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style:writing-mode="page" table:align="margins"/>
    </style:style>
    <style:style style:family="table-column" style:name="Tableau1.A">
      <style:table-column-properties style:column-width="17cm" style:rel-column-width="65535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" style:name="Tableau2">
      <style:table-properties style:width="16.806cm" style:writing-mode="page" table:align="margins"/>
    </style:style>
    <style:style style:family="table-column" style:name="Tableau2.A">
      <style:table-column-properties style:column-width="16.806cm" style:rel-column-width="65535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Table_20_Contents">
      <style:paragraph-properties fo:text-align="end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Table_20_Contents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Table_20_Contents">
      <style:paragraph-properties fo:text-align="start" style:justify-single-word="false"/>
      <style:text-properties fo:font-size="10pt" officeooo:paragraph-rsid="001e11b9" officeooo:rsid="0020159b" style:font-name="Arial" style:font-size-asian="8.75pt" style:font-size-complex="10pt"/>
    </style:style>
    <style:style style:family="paragraph" style:name="P4" style:parent-style-name="Table_20_Contents">
      <style:paragraph-properties fo:text-align="start" style:justify-single-word="false"/>
      <style:text-properties fo:font-size="10pt" officeooo:paragraph-rsid="001e11b9" officeooo:rsid="0029f9a5" style:font-name="Arial" style:font-size-asian="8.75pt" style:font-size-complex="10pt"/>
    </style:style>
    <style:style style:family="paragraph" style:name="P5" style:parent-style-name="Table_20_Contents">
      <style:paragraph-properties fo:text-align="start" style:justify-single-word="false"/>
      <style:text-properties fo:font-size="10pt" officeooo:paragraph-rsid="00229713" officeooo:rsid="0029f9a5" style:font-name="Arial" style:font-size-asian="8.75pt" style:font-size-complex="10pt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1e11b9" officeooo:rsid="002a1780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1e11b9" officeooo:rsid="002c96db" style:font-name="Arial" style:font-size-asian="8.75pt" style:font-size-complex="10pt"/>
    </style:style>
    <style:style style:family="paragraph" style:name="P8" style:parent-style-name="Table_20_Contents">
      <style:paragraph-properties fo:text-align="start" style:justify-single-word="false"/>
      <style:text-properties fo:font-size="10pt" officeooo:paragraph-rsid="001e11b9" officeooo:rsid="002ec635" style:font-name="Arial" style:font-size-asian="8.75pt" style:font-size-complex="10pt"/>
    </style:style>
    <style:style style:family="paragraph" style:name="P9" style:parent-style-name="Table_20_Contents">
      <style:paragraph-properties fo:text-align="start" style:justify-single-word="false"/>
      <style:text-properties fo:font-size="10pt" officeooo:paragraph-rsid="00229713" officeooo:rsid="00229713" style:font-name="Arial" style:font-size-asian="8.75pt" style:font-size-complex="10pt"/>
    </style:style>
    <style:style style:family="paragraph" style:name="P10" style:parent-style-name="Table_20_Contents">
      <style:paragraph-properties fo:text-align="start" style:justify-single-word="false"/>
      <style:text-properties fo:font-size="10pt" fo:font-weight="normal" officeooo:paragraph-rsid="001e11b9" style:font-name="Arial" style:font-size-asian="8.75pt" style:font-size-complex="10pt" style:font-weight-asian="normal" style:font-weight-complex="normal" style:text-underline-style="none"/>
    </style:style>
    <style:style style:family="paragraph" style:name="P11" style:parent-style-name="Table_20_Contents">
      <style:paragraph-properties fo:text-align="center" style:justify-single-word="false"/>
      <style:text-properties fo:font-size="16pt" fo:font-weight="bold" officeooo:paragraph-rsid="001e11b9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style="none"/>
    </style:style>
    <style:style style:family="paragraph" style:name="P14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style="none"/>
    </style:style>
    <style:style style:family="paragraph" style:name="P15" style:parent-style-name="Standard">
      <style:paragraph-properties fo:text-align="end" style:justify-single-word="false"/>
      <style:text-properties fo:font-size="15pt" fo:font-weight="bold" officeooo:paragraph-rsid="001e11b9" officeooo:rsid="0003b677" style:font-name="Arial" style:font-size-asian="15pt" style:font-size-complex="15pt" style:font-weight-asian="bold" style:font-weight-complex="bold" style:text-underline-color="font-color" style:text-underline-style="solid" style:text-underline-width="auto"/>
    </style:style>
    <style:style style:family="paragraph" style:name="P16" style:parent-style-name="Standard">
      <style:paragraph-properties fo:text-align="end" style:justify-single-word="false"/>
      <style:text-properties fo:font-size="18pt" fo:font-weight="normal" officeooo:paragraph-rsid="001e11b9" style:font-name="Arial" style:font-size-asian="18pt" style:font-size-complex="18pt" style:font-weight-asian="normal" style:font-weight-complex="normal" style:text-underline-style="none"/>
    </style:style>
    <style:style style:family="paragraph" style:name="P17" style:parent-style-name="Standard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8" style:parent-style-name="Standard">
      <style:text-properties officeooo:paragraph-rsid="001e11b9"/>
    </style:style>
    <style:style style:family="text" style:name="T1">
      <style:text-properties officeooo:rsid="0020159b"/>
    </style:style>
    <style:style style:family="text" style:name="T2">
      <style:text-properties officeooo:rsid="00270684"/>
    </style:style>
    <style:style style:family="text" style:name="T3">
      <style:text-properties officeooo:rsid="002a1780"/>
    </style:style>
    <style:style style:family="text" style:name="T4">
      <style:text-properties officeooo:rsid="00229713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office:value-type="string" table:style-name="Tableau1.A1">
            <text:p text:style-name="P1">Permis <text:span text:style-name="T4">intégré</text:span> n°<text:text-input text:description="">self.getReference()</text:text-input></text:p>
            <text:p text:style-name="P15">N° de classification : 1.777.51</text:p>
            <text:p text:style-name="P2"/>
            <text:p text:style-name="P2"/>
            <text:p text:style-name="P16"><text:text-input text:description="Situation des travaux">self.getApplicantsSignaletic(withaddress=True)</text:text-input></text:p>
            <text:p text:style-name="P2"/>
            <text:p text:style-name="P12"/>
            <text:p text:style-name="P17"/>
            <text:p text:style-name="P2"/>
            <text:p text:style-name="P14"><text:text-input text:description="Nature des travaux">self.getLicenceSubject()</text:text-input></text:p>
            <text:p text:style-name="P13"/>
            <text:p text:style-name="P13"/>
            <text:p text:style-name="P13"><text:text-input text:description="Emplacement des travaux">self.getWorkLocationSignaletic()</text:text-input></text:p>
            <text:p text:style-name="P13"><text:span text:style-name="T1">Cadastré </text:span><text:span text:style-name="T1"><text:text-input text:description="Cadastre">licence_view.get_parcels()</text:text-input></text:span>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office:value-type="string" table:style-name="Tableau2.A1">
                  <text:p text:style-name="P3">R<text:span text:style-name="T2">éception dossier 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<text:span text:style-name="T4">DGO3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DGO4</text:p>
                </table:table-cell>
              </table:table-row>
              <table:table-row>
                <table:table-cell office:value-type="string" table:style-name="Tableau2.A2">
                  <text:p text:style-name="P9">Transmission à la DGO6</text:p>
                </table:table-cell>
              </table:table-row>
              <table:table-row>
                <table:table-cell office:value-type="string" table:style-name="Tableau2.A2">
                  <text:p text:style-name="P6">Accusé complet </text:p>
                </table:table-cell>
              </table:table-row>
              <table:table-row>
                <table:table-cell office:value-type="string" table:style-name="Tableau2.A2">
                  <text:p text:style-name="P6">Enquête du …. au ….</text:p>
                </table:table-cell>
              </table:table-row>
              <table:table-row>
                <table:table-cell office:value-type="string" table:style-name="Tableau2.A2">
                  <text:p text:style-name="P7">Collège du (enquête et avis)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3"> de l'avis </text:span>à la <text:span text:style-name="T4">DGO3</text:span>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3"> de l'avis </text:span>à la DGO4</text:p>
                </table:table-cell>
              </table:table-row>
              <table:table-row>
                <table:table-cell office:value-type="string" table:style-name="Tableau2.A2">
                  <text:p text:style-name="P5">Transmission<text:span text:style-name="T3"> de l'avis </text:span>à la DGO<text:span text:style-name="T4">6</text:span></text:p>
                </table:table-cell>
              </table:table-row>
              <table:table-row>
                <table:table-cell office:value-type="string" table:style-name="Tableau2.A2">
                  <text:p text:style-name="P3">R<text:span text:style-name="T2">éception dossier complément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3">complément </text:span>à la <text:span text:style-name="T4">DGO3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3">complément </text:span>à la DGO4</text:p>
                </table:table-cell>
              </table:table-row>
              <table:table-row>
                <table:table-cell office:value-type="string" table:style-name="Tableau2.A2">
                  <text:p text:style-name="P5">Transmission du dossier <text:span text:style-name="T3">complément </text:span>à la DGO<text:span text:style-name="T4">6</text:span></text:p>
                </table:table-cell>
              </table:table-row>
              <table:table-row>
                <table:table-cell office:value-type="string" table:style-name="Tableau2.A2">
                  <text:p text:style-name="P7">Réception rapport de synthèse</text:p>
                </table:table-cell>
              </table:table-row>
              <table:table-row>
                <table:table-cell office:value-type="string" table:style-name="Tableau2.A2">
                  <text:p text:style-name="P8">Décision finale Collège</text:p>
                </table:table-cell>
              </table:table-row>
            </table:table>
            <text:p text:style-name="P10"/>
            <text:p text:style-name="P17"/>
            <text:p text:style-name="P11"/>
          </table:table-cell>
        </table:table-row>
      </table:table>
      <text:p text:style-name="P18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roman" style:font-pitch="variable" style:name="Liberation Serif" svg:font-family="'Liberation Serif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style:width="17cm" style:writing-mode="page" table:align="margins"/>
    </style:style>
    <style:style style:family="table-column" style:name="Tableau1.A">
      <style:table-column-properties style:column-width="17cm" style:rel-column-width="65535*"/>
    </style:style>
    <style:style style:family="table-row" style:name="Tableau1.1">
      <style:table-row-properties style:min-row-height="1.379cm"/>
    </style:style>
    <style:style style:family="table-cell" style:name="Tableau1.A1">
      <style:table-cell-properties fo:border="0.05pt solid #000000" fo:padding="0.097cm"/>
    </style:style>
    <style:style style:family="table" style:name="Tableau2">
      <style:table-properties style:width="16.806cm" style:writing-mode="page" table:align="margins"/>
    </style:style>
    <style:style style:family="table-column" style:name="Tableau2.A">
      <style:table-column-properties style:column-width="16.806cm" style:rel-column-width="65535*"/>
    </style:style>
    <style:style style:family="table-cell" style:name="Tableau2.A1">
      <style:table-cell-properties fo:border="0.05pt solid #000000" fo:padding="0.097cm"/>
    </style:style>
    <style:style style:family="table-cell" style:name="Tableau2.A2">
      <style:table-cell-properties fo:border-bottom="0.05pt solid #000000" fo:border-left="0.05pt solid #000000" fo:border-right="0.05pt solid #000000" fo:border-top="none" fo:padding="0.097cm"/>
    </style:style>
    <style:style style:family="paragraph" style:name="P1" style:parent-style-name="Table_20_Contents">
      <style:paragraph-properties fo:text-align="end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color="font-color" style:text-underline-style="solid" style:text-underline-width="auto"/>
    </style:style>
    <style:style style:family="paragraph" style:name="P2" style:parent-style-name="Table_20_Contents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3" style:parent-style-name="Table_20_Contents">
      <style:paragraph-properties fo:text-align="start" style:justify-single-word="false"/>
      <style:text-properties fo:font-size="10pt" officeooo:paragraph-rsid="001e11b9" officeooo:rsid="0020159b" style:font-name="Arial" style:font-size-asian="8.75pt" style:font-size-complex="10pt"/>
    </style:style>
    <style:style style:family="paragraph" style:name="P4" style:parent-style-name="Table_20_Contents">
      <style:paragraph-properties fo:text-align="start" style:justify-single-word="false"/>
      <style:text-properties fo:font-size="10pt" officeooo:paragraph-rsid="001e11b9" officeooo:rsid="0029f9a5" style:font-name="Arial" style:font-size-asian="8.75pt" style:font-size-complex="10pt"/>
    </style:style>
    <style:style style:family="paragraph" style:name="P5" style:parent-style-name="Table_20_Contents">
      <style:paragraph-properties fo:text-align="start" style:justify-single-word="false"/>
      <style:text-properties fo:font-size="10pt" officeooo:paragraph-rsid="00229713" officeooo:rsid="0029f9a5" style:font-name="Arial" style:font-size-asian="8.75pt" style:font-size-complex="10pt"/>
    </style:style>
    <style:style style:family="paragraph" style:name="P6" style:parent-style-name="Table_20_Contents">
      <style:paragraph-properties fo:text-align="start" style:justify-single-word="false"/>
      <style:text-properties fo:font-size="10pt" officeooo:paragraph-rsid="001e11b9" officeooo:rsid="002a1780" style:font-name="Arial" style:font-size-asian="8.75pt" style:font-size-complex="10pt"/>
    </style:style>
    <style:style style:family="paragraph" style:name="P7" style:parent-style-name="Table_20_Contents">
      <style:paragraph-properties fo:text-align="start" style:justify-single-word="false"/>
      <style:text-properties fo:font-size="10pt" officeooo:paragraph-rsid="001e11b9" officeooo:rsid="002c96db" style:font-name="Arial" style:font-size-asian="8.75pt" style:font-size-complex="10pt"/>
    </style:style>
    <style:style style:family="paragraph" style:name="P8" style:parent-style-name="Table_20_Contents">
      <style:paragraph-properties fo:text-align="start" style:justify-single-word="false"/>
      <style:text-properties fo:font-size="10pt" officeooo:paragraph-rsid="001e11b9" officeooo:rsid="002ec635" style:font-name="Arial" style:font-size-asian="8.75pt" style:font-size-complex="10pt"/>
    </style:style>
    <style:style style:family="paragraph" style:name="P9" style:parent-style-name="Table_20_Contents">
      <style:paragraph-properties fo:text-align="start" style:justify-single-word="false"/>
      <style:text-properties fo:font-size="10pt" officeooo:paragraph-rsid="00229713" officeooo:rsid="00229713" style:font-name="Arial" style:font-size-asian="8.75pt" style:font-size-complex="10pt"/>
    </style:style>
    <style:style style:family="paragraph" style:name="P10" style:parent-style-name="Table_20_Contents">
      <style:paragraph-properties fo:text-align="start" style:justify-single-word="false"/>
      <style:text-properties fo:font-size="10pt" fo:font-weight="normal" officeooo:paragraph-rsid="001e11b9" style:font-name="Arial" style:font-size-asian="8.75pt" style:font-size-complex="10pt" style:font-weight-asian="normal" style:font-weight-complex="normal" style:text-underline-style="none"/>
    </style:style>
    <style:style style:family="paragraph" style:name="P11" style:parent-style-name="Table_20_Contents">
      <style:paragraph-properties fo:text-align="center" style:justify-single-word="false"/>
      <style:text-properties fo:font-size="16pt" fo:font-weight="bold" officeooo:paragraph-rsid="001e11b9" style:font-name="Arial" style:font-size-asian="16pt" style:font-size-complex="16pt" style:font-weight-asian="bold" style:font-weight-complex="bold" style:text-underline-color="font-color" style:text-underline-style="solid" style:text-underline-width="auto"/>
    </style:style>
    <style:style style:family="paragraph" style:name="P12" style:parent-style-name="UrbanBody">
      <style:paragraph-properties fo:margin-bottom="0cm" fo:margin-top="0cm" fo:text-align="end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3" style:parent-style-name="UrbanBody">
      <style:paragraph-properties fo:margin-bottom="0cm" fo:margin-top="0cm" fo:text-align="justify" loext:contextual-spacing="false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style="none"/>
    </style:style>
    <style:style style:family="paragraph" style:name="P14" style:parent-style-name="UrbanBody">
      <style:paragraph-properties fo:margin-bottom="0cm" fo:margin-top="0cm" fo:text-align="justify" loext:contextual-spacing="false" style:justify-single-word="false"/>
      <style:text-properties fo:font-size="20pt" fo:font-weight="bold" officeooo:paragraph-rsid="001e11b9" style:font-name="Arial" style:font-size-asian="20pt" style:font-size-complex="20pt" style:font-weight-asian="bold" style:font-weight-complex="bold" style:text-underline-style="none"/>
    </style:style>
    <style:style style:family="paragraph" style:name="P15" style:parent-style-name="Standard">
      <style:paragraph-properties fo:text-align="end" style:justify-single-word="false"/>
      <style:text-properties fo:font-size="15pt" fo:font-weight="bold" officeooo:paragraph-rsid="001e11b9" officeooo:rsid="0003b677" style:font-name="Arial" style:font-size-asian="15pt" style:font-size-complex="15pt" style:font-weight-asian="bold" style:font-weight-complex="bold" style:text-underline-color="font-color" style:text-underline-style="solid" style:text-underline-width="auto"/>
    </style:style>
    <style:style style:family="paragraph" style:name="P16" style:parent-style-name="Standard">
      <style:paragraph-properties fo:text-align="end" style:justify-single-word="false"/>
      <style:text-properties fo:font-size="18pt" fo:font-weight="normal" officeooo:paragraph-rsid="001e11b9" style:font-name="Arial" style:font-size-asian="18pt" style:font-size-complex="18pt" style:font-weight-asian="normal" style:font-weight-complex="normal" style:text-underline-style="none"/>
    </style:style>
    <style:style style:family="paragraph" style:name="P17" style:parent-style-name="Standard">
      <style:paragraph-properties fo:text-align="center" style:justify-single-word="false"/>
      <style:text-properties fo:font-size="18pt" fo:font-weight="bold" officeooo:paragraph-rsid="001e11b9" style:font-name="Arial" style:font-size-asian="18pt" style:font-size-complex="18pt" style:font-weight-asian="bold" style:font-weight-complex="bold" style:text-underline-color="font-color" style:text-underline-style="solid" style:text-underline-width="auto"/>
    </style:style>
    <style:style style:family="paragraph" style:name="P18" style:parent-style-name="Standard">
      <style:text-properties officeooo:paragraph-rsid="001e11b9"/>
    </style:style>
    <style:style style:family="text" style:name="T1">
      <style:text-properties officeooo:rsid="0020159b"/>
    </style:style>
    <style:style style:family="text" style:name="T2">
      <style:text-properties officeooo:rsid="00270684"/>
    </style:style>
    <style:style style:family="text" style:name="T3">
      <style:text-properties officeooo:rsid="002a1780"/>
    </style:style>
    <style:style style:family="text" style:name="T4">
      <style:text-properties officeooo:rsid="00229713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office:value-type="string" table:style-name="Tableau1.A1">
            <text:p text:style-name="P1">Permis <text:span text:style-name="T4">intégré</text:span> n°<text:text-input text:description="">self.getReference()</text:text-input></text:p>
            <text:p text:style-name="P15">N° de classification : 1.777.51</text:p>
            <text:p text:style-name="P2"/>
            <text:p text:style-name="P2"/>
            <text:p text:style-name="P16"><text:text-input text:description="Situation des travaux">self.getApplicantsSignaletic(withaddress=True)</text:text-input></text:p>
            <text:p text:style-name="P2"/>
            <text:p text:style-name="P12"/>
            <text:p text:style-name="P17"/>
            <text:p text:style-name="P2"/>
            <text:p text:style-name="P14"><text:text-input text:description="Nature des travaux">self.getLicenceSubject()</text:text-input></text:p>
            <text:p text:style-name="P13"/>
            <text:p text:style-name="P13"/>
            <text:p text:style-name="P13"><text:text-input text:description="Emplacement des travaux">self.getWorkLocationSignaletic()</text:text-input></text:p>
            <text:p text:style-name="P13"><text:span text:style-name="T1">Cadastré </text:span><text:span text:style-name="T1"><text:text-input text:description="Cadastre">licence_view.get_parcels()</text:text-input></text:span></text:p>
            <text:p text:style-name="P2"/>
            <text:p text:style-name="P2"/>
            <text:p text:style-name="P2"/>
            <table:table table:name="Tableau2" table:style-name="Tableau2">
              <table:table-column table:style-name="Tableau2.A"/>
              <table:table-row>
                <table:table-cell office:value-type="string" table:style-name="Tableau2.A1">
                  <text:p text:style-name="P3">R<text:span text:style-name="T2">éception dossier 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<text:span text:style-name="T4">DGO3</text:span></text:p>
                </table:table-cell>
              </table:table-row>
              <table:table-row>
                <table:table-cell office:value-type="string" table:style-name="Tableau2.A2">
                  <text:p text:style-name="P4">Transmission à la DGO4</text:p>
                </table:table-cell>
              </table:table-row>
              <table:table-row>
                <table:table-cell office:value-type="string" table:style-name="Tableau2.A2">
                  <text:p text:style-name="P9">Transmission à la DGO6</text:p>
                </table:table-cell>
              </table:table-row>
              <table:table-row>
                <table:table-cell office:value-type="string" table:style-name="Tableau2.A2">
                  <text:p text:style-name="P6">Accusé complet </text:p>
                </table:table-cell>
              </table:table-row>
              <table:table-row>
                <table:table-cell office:value-type="string" table:style-name="Tableau2.A2">
                  <text:p text:style-name="P6">Enquête du …. au ….</text:p>
                </table:table-cell>
              </table:table-row>
              <table:table-row>
                <table:table-cell office:value-type="string" table:style-name="Tableau2.A2">
                  <text:p text:style-name="P7">Collège du (enquête et avis)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3"> de l'avis </text:span>à la <text:span text:style-name="T4">DGO3</text:span></text:p>
                </table:table-cell>
              </table:table-row>
              <table:table-row>
                <table:table-cell office:value-type="string" table:style-name="Tableau2.A2">
                  <text:p text:style-name="P4">Transmission<text:span text:style-name="T3"> de l'avis </text:span>à la DGO4</text:p>
                </table:table-cell>
              </table:table-row>
              <table:table-row>
                <table:table-cell office:value-type="string" table:style-name="Tableau2.A2">
                  <text:p text:style-name="P5">Transmission<text:span text:style-name="T3"> de l'avis </text:span>à la DGO<text:span text:style-name="T4">6</text:span></text:p>
                </table:table-cell>
              </table:table-row>
              <table:table-row>
                <table:table-cell office:value-type="string" table:style-name="Tableau2.A2">
                  <text:p text:style-name="P3">R<text:span text:style-name="T2">éception dossier complément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3">complément </text:span>à la <text:span text:style-name="T4">DGO3</text:span></text:p>
                </table:table-cell>
              </table:table-row>
              <table:table-row>
                <table:table-cell office:value-type="string" table:style-name="Tableau2.A2">
                  <text:p text:style-name="P4">Transmission du dossier <text:span text:style-name="T3">complément </text:span>à la DGO4</text:p>
                </table:table-cell>
              </table:table-row>
              <table:table-row>
                <table:table-cell office:value-type="string" table:style-name="Tableau2.A2">
                  <text:p text:style-name="P5">Transmission du dossier <text:span text:style-name="T3">complément </text:span>à la DGO<text:span text:style-name="T4">6</text:span></text:p>
                </table:table-cell>
              </table:table-row>
              <table:table-row>
                <table:table-cell office:value-type="string" table:style-name="Tableau2.A2">
                  <text:p text:style-name="P7">Réception rapport de synthèse</text:p>
                </table:table-cell>
              </table:table-row>
              <table:table-row>
                <table:table-cell office:value-type="string" table:style-name="Tableau2.A2">
                  <text:p text:style-name="P8">Décision finale Collège</text:p>
                </table:table-cell>
              </table:table-row>
            </table:table>
            <text:p text:style-name="P10"/>
            <text:p text:style-name="P17"/>
            <text:p text:style-name="P11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eybaert</meta:initial-creator>
    <meta:creation-date>2018-07-16T13:57:50.025797116</meta:creation-date>
    <dc:date>2018-08-29T09:35:16.420644325</dc:date>
    <meta:editing-duration>PT4M51S</meta:editing-duration>
    <meta:editing-cycles>9</meta:editing-cycles>
    <meta:generator>LibreOffice/5.4.6.2$Linux_X86_64 LibreOffice_project/40m0$Build-2</meta:generator>
    <dc:creator>bleybaert</dc:creator>
    <meta:document-statistic meta:table-count="2" meta:image-count="0" meta:object-count="0" meta:page-count="1" meta:paragraph-count="22" meta:word-count="99" meta:character-count="667" meta:non-whitespace-character-count="599"/>
  </office:meta>
</office:document-meta>
</file>